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cbfdf" officeooo:paragraph-rsid="001cbfd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</style:style>
    <style:style style:name="P4" style:family="paragraph" style:parent-style-name="Standard" style:list-style-name="L4">
      <style:text-properties fo:font-size="14pt" officeooo:rsid="0026ebb1" officeooo:paragraph-rsid="0026ebb1" style:font-size-asian="14pt" style:font-size-complex="14pt"/>
    </style:style>
    <style:style style:name="P5" style:family="paragraph" style:parent-style-name="Standard">
      <style:text-properties fo:font-size="14pt" officeooo:rsid="0026ebb1" officeooo:paragraph-rsid="0026ebb1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ebb1" officeooo:paragraph-rsid="0026ebb1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d0d9c" officeooo:paragraph-rsid="001d0d9c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1a3d" officeooo:paragraph-rsid="00261a3d" style:text-blinking="false" fo:background-color="transparent"/>
    </style:style>
    <style:style style:name="P10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1a3d" officeooo:paragraph-rsid="00261a3d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ebb1" officeooo:paragraph-rsid="0026ebb1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1aee8"/>
    </style:style>
    <style:style style:name="P14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officeooo:paragraph-rsid="0026ebb1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6ebb1"/>
    </style:style>
    <style:style style:name="P16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officeooo:paragraph-rsid="0026ebb1"/>
    </style:style>
    <style:style style:name="P17" style:family="paragraph" style:parent-style-name="Text_20_body">
      <style:paragraph-properties fo:margin-top="0in" fo:margin-bottom="0in" loext:contextual-spacing="false" fo:line-height="138%" style:writing-mode="lr-tb"/>
      <style:text-properties officeooo:rsid="001ff93a" officeooo:paragraph-rsid="001ff93a"/>
    </style:style>
    <style:style style:name="P18" style:family="paragraph" style:parent-style-name="Text_20_body">
      <style:paragraph-properties fo:margin-top="0in" fo:margin-bottom="0in" loext:contextual-spacing="false" fo:line-height="138%" style:writing-mode="lr-tb"/>
      <style:text-properties officeooo:rsid="001ff93a" officeooo:paragraph-rsid="0024916a"/>
    </style:style>
    <style:style style:name="P19" style:family="paragraph" style:parent-style-name="Text_20_body">
      <style:paragraph-properties fo:margin-top="0in" fo:margin-bottom="0in" loext:contextual-spacing="false" fo:line-height="138%" style:writing-mode="lr-tb"/>
      <style:text-properties officeooo:rsid="0021aee8" officeooo:paragraph-rsid="0021aee8"/>
    </style:style>
    <style:style style:name="P20" style:family="paragraph" style:parent-style-name="Text_20_body">
      <style:paragraph-properties fo:margin-top="0in" fo:margin-bottom="0in" loext:contextual-spacing="false" fo:line-height="138%" style:writing-mode="lr-tb"/>
      <style:text-properties officeooo:rsid="0024916a" officeooo:paragraph-rsid="0024916a"/>
    </style:style>
    <style:style style:name="P21" style:family="paragraph" style:parent-style-name="Text_20_body">
      <style:text-properties fo:font-size="14pt" officeooo:rsid="00237669" officeooo:paragraph-rsid="00237669" style:font-size-asian="14pt" style:font-size-complex="14pt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</style:style>
    <style:style style:name="P23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08a0b" officeooo:paragraph-rsid="00208a0b" style:text-blinking="false" fo:background-color="transparent"/>
    </style:style>
    <style:style style:name="P25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ebb1" officeooo:paragraph-rsid="0026ebb1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#f5f2f0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4916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ebb1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1aee8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#f5f2f0" loext:char-shading-value="0"/>
    </style:style>
    <style:style style:name="T10" style:family="text">
      <style:text-properties fo:font-variant="normal" fo:text-transform="none" fo:color="#0000cd" style:text-line-through-style="none" style:text-line-through-type="none" style:font-name="Arial" fo:font-size="14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a52a2a" style:text-line-through-style="none" style:text-line-through-type="none" style:font-name="Arial" fo:font-size="14pt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077aa" style:text-line-through-style="none" style:text-line-through-type="none" style:font-name="Arial" fo:font-size="14pt" fo:font-style="normal" style:text-underline-style="none" fo:font-weight="normal" style:text-blinking="false" fo:background-color="#f5f2f0" loext:char-shading-value="0"/>
    </style:style>
    <style:style style:name="T13" style:family="text">
      <style:text-properties fo:font-variant="normal" fo:text-transform="none" fo:color="#a67f59" style:text-line-through-style="none" style:text-line-through-type="none" style:font-name="Arial" fo:font-size="14pt" fo:font-style="normal" style:text-underline-style="none" fo:font-weight="normal" style:text-blinking="false" fo:background-color="#f5f2f0" loext:char-shading-value="0"/>
    </style:style>
    <style:style style:name="T14" style:family="text">
      <style:text-properties fo:font-variant="normal" fo:text-transform="none" fo:color="#999999" style:text-line-through-style="none" style:text-line-through-type="none" style:font-name="Arial" fo:font-size="14pt" fo:font-style="normal" style:text-underline-style="none" fo:font-weight="normal" style:text-blinking="false" fo:background-color="#f5f2f0" loext:char-shading-value="0"/>
    </style:style>
    <style:style style:name="T15" style:family="text">
      <style:text-properties fo:font-variant="normal" fo:text-transform="none" fo:color="#669900" style:text-line-through-style="none" style:text-line-through-type="none" style:font-name="Arial" fo:font-size="14pt" fo:font-style="normal" style:text-underline-style="none" fo:font-weight="normal" style:text-blinking="false" fo:background-color="#f5f2f0" loext:char-shading-value="0"/>
    </style:style>
    <style:style style:name="T16" style:family="text">
      <style:text-properties officeooo:rsid="001cbfdf"/>
    </style:style>
    <style:style style:name="T17" style:family="text">
      <style:text-properties officeooo:rsid="002491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146in" fo:text-indent="-0.25in" fo:margin-left="1.21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646in" fo:text-indent="-0.25in" fo:margin-left="1.46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146in" fo:text-indent="-0.25in" fo:margin-left="1.71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646in" fo:text-indent="-0.25in" fo:margin-left="1.96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146in" fo:text-indent="-0.25in" fo:margin-left="2.21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646in" fo:text-indent="-0.25in" fo:margin-left="2.46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146in" fo:text-indent="-0.25in" fo:margin-left="2.71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646in" fo:text-indent="-0.25in" fo:margin-left="2.96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146in" fo:text-indent="-0.25in" fo:margin-left="3.21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646in" fo:text-indent="-0.25in" fo:margin-left="3.46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2a06caa-3037-96c9-d713-4197987c208e"/>1. What are the two syntaxes for creating an empty array?</text:p>
      <text:list xml:id="list6087120604370625566" text:style-name="L4">
        <text:list-item>
          <text:p text:style-name="P4">Array <text:s/>properties should write with in square bracket</text:p>
        </text:list-item>
      </text:list>
      <text:p text:style-name="P5">Eg:- array-name=[“item1”,”item2”...]</text:p>
      <text:list xml:id="list143056530728275" text:continue-numbering="true" text:style-name="L4">
        <text:list-item>
          <text:p text:style-name="P4"><text:s/>Use new array </text:p>
        </text:list-item>
      </text:list>
      <text:p text:style-name="P5">Eg:-new array_name(“item1”,”item2”...)</text:p>
      <text:p text:style-name="P5"/>
      <text:p text:style-name="P1"><text:bookmark text:name="docs-internal-guid-d2a06caa-303a-7080-a953-359ece544911"/><text:span text:style-name="T16">2</text:span>. Write a Javascript Function which returns the</text:p>
      <text:p text:style-name="P23"/>
      <text:p text:style-name="P23">1.1) Max value in an array passed as argument.</text:p>
      <text:p text:style-name="P6">&lt;script&gt;</text:p>
      <text:p text:style-name="P11">document.getElementById("min").innerHTML =</text:p>
      <text:p text:style-name="P11">Math.min(0, 150, 30, 20, -8, 200);</text:p>
      <text:p text:style-name="P25">&lt;/script&gt;</text:p>
      <text:p text:style-name="P23">1.2) Min value in an array</text:p>
      <text:p text:style-name="P6">&lt;script&gt;</text:p>
      <text:p text:style-name="P11"/>
      <text:p text:style-name="P11">document.getElementById("max").innerHTML =</text:p>
      <text:p text:style-name="P11">Math.max(100, 1550, 330, 200, -80, -200);</text:p>
      <text:p text:style-name="P25">&lt;/script&gt;</text:p>
      <text:p text:style-name="Text_20_body"/>
      <text:p text:style-name="P1">3. Add 5 new fruits in the middle of the following array.</text:p>
      <text:p text:style-name="P1">var fruits = ["Apple","Banana"];</text:p>
      <text:p text:style-name="P9"><text:s text:c="4"/>&lt;script&gt;</text:p>
      <text:p text:style-name="P9"><text:s text:c="4"/>var fruits = ["Apple","orange","woodapple","mango","cherry","lemon","Banana"];</text:p>
      <text:p text:style-name="P9"><text:s text:c="4"/>document.getElementById("addfru").innerHTML = fruits;</text:p>
      <text:p text:style-name="P9"/>
      <text:p text:style-name="P9"><text:s text:c="4"/>&lt;/script&gt;</text:p>
      <text:p text:style-name="P23">3.1) Get the fruit name in index 3?</text:p>
      <text:list xml:id="list590093699145959027" text:style-name="L1">
        <text:list-item>
          <text:p text:style-name="P10"><text:s text:c="2"/>document.getElementById("index").innerHTML = fruits[2];</text:p>
        </text:list-item>
      </text:list>
      <text:p text:style-name="P9"/>
      <text:p text:style-name="P23">3.2) Get the length of the array ?</text:p>
      <text:list xml:id="list3567547034851225885" text:style-name="L2">
        <text:list-item>
          <text:p text:style-name="P14"><text:span text:style-name="T6">document.getElementById("length").innerHTML = fruits.length;</text:span></text:p>
        </text:list-item>
      </text:list>
      <text:p text:style-name="P15"><text:span text:style-name="T6"/></text:p>
      <text:p text:style-name="P23"><text:soft-page-break/>3.3) Get the reverse order of elements of fruits?</text:p>
      <text:list xml:id="list1175004470779940473" text:style-name="L3">
        <text:list-item>
          <text:p text:style-name="P16"><text:span text:style-name="T6">function myFunction1() {</text:span></text:p>
        </text:list-item>
      </text:list>
      <text:p text:style-name="P25"><text:s text:c="4"/>fruits.reverse();</text:p>
      <text:p text:style-name="P25"><text:s text:c="4"/>document.getElementById("reverse").innerHTML = fruits;</text:p>
      <text:p text:style-name="P25">}</text:p>
      <text:p text:style-name="Text_20_body"/>
      <text:p text:style-name="P1">4.Create an array called num with following numbers 4,1,8,3,9,12</text:p>
      <text:p text:style-name="P1"/>
      <text:p text:style-name="P2"><text:s text:c="5"/>var num = [4,1,8,3,9,12];</text:p>
      <text:p text:style-name="P2"/>
      <text:p text:style-name="P3"><text:span text:style-name="T1">    </text:span><text:span text:style-name="T4">4.1) Print the sorted array </text:span></text:p>
      <text:p text:style-name="P1"/>
      <text:p text:style-name="P8"><text:s text:c="2"/>&lt;p id="sort"&gt;&lt;/p&gt;</text:p>
      <text:p text:style-name="P8"><text:s text:c="4"/>&lt;script&gt;</text:p>
      <text:p text:style-name="P8"><text:s text:c="4"/>var num = [4,1,8,3,9,12];</text:p>
      <text:p text:style-name="P8"><text:s text:c="4"/>document.getElementById("sort").innerHTML = num;</text:p>
      <text:p text:style-name="P8"/>
      <text:p text:style-name="P8"><text:s text:c="4"/>function myFunction() {</text:p>
      <text:p text:style-name="P8"><text:s text:c="8"/>num.sort();</text:p>
      <text:p text:style-name="P8"><text:s text:c="8"/>document.getElementById("sort").innerHTML = num;</text:p>
      <text:p text:style-name="P8"><text:s text:c="4"/>}</text:p>
      <text:p text:style-name="P8"><text:s text:c="4"/>&lt;/script&gt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pan text:style-name="T4">5.</text:span><text:span text:style-name="T10">var</text:span><text:span text:style-name="T2"> </text:span><text:span text:style-name="T7">foods = [</text:span><text:span text:style-name="T11">"rice"</text:span><text:span text:style-name="T7">, </text:span><text:span text:style-name="T11">"pizza"</text:span><text:span text:style-name="T7">, </text:span><text:span text:style-name="T11">"sandwich"</text:span><text:span text:style-name="T7">, </text:span><text:span text:style-name="T11">"rolls"</text:span><text:span text:style-name="T7">];</text:span></text:p>
      <text:p text:style-name="P13"><text:span text:style-name="T2">    </text:span><text:span text:style-name="T7">5.1)Removes the last element ("rolls") from foods</text:span></text:p>
      <text:p text:style-name="P19"><text:span text:style-name="T7">script&gt;</text:span></text:p>
      <text:p text:style-name="P19"><text:soft-page-break/><text:span text:style-name="T7"><text:s text:c="4"/>var foods = ["rice","pizza","sandwich","rolls"];</text:span></text:p>
      <text:p text:style-name="P19"><text:span text:style-name="T7">document.getElementById("pop1").innerHTML = foods;</text:span></text:p>
      <text:p text:style-name="P19"><text:span text:style-name="T7">foods.pop();</text:span></text:p>
      <text:p text:style-name="P19"><text:span text:style-name="T7">document.getElementById("pop2").innerHTML = foods;</text:span></text:p>
      <text:p text:style-name="P19"><text:span text:style-name="T7"/></text:p>
      <text:p text:style-name="P19"><text:span text:style-name="T7"><text:s text:c="4"/>&lt;/script&gt;</text:span></text:p>
      <text:p text:style-name="P19"><text:span text:style-name="T7"/></text:p>
      <text:p text:style-name="P3"><text:span text:style-name="T2">    </text:span><text:span text:style-name="T7">5.2)Adds a new element ("cake") to foods</text:span></text:p>
      <text:p text:style-name="P3"><text:span text:style-name="T7"/></text:p>
      <text:p text:style-name="P19"><text:span text:style-name="T7"><text:s text:c="4"/>&lt;script&gt;</text:span></text:p>
      <text:p text:style-name="P19"><text:span text:style-name="T7"><text:s text:c="4"/>var foods = ["rice","pizza","sandwich","rolls"];</text:span></text:p>
      <text:p text:style-name="P19"><text:span text:style-name="T7">document.getElementById("pop1").innerHTML = foods;</text:span></text:p>
      <text:p text:style-name="P19"><text:span text:style-name="T7">foods.push("cake");</text:span></text:p>
      <text:p text:style-name="P19"><text:span text:style-name="T7">document.getElementById("push1").innerHTML = foods;</text:span></text:p>
      <text:p text:style-name="P19"><text:span text:style-name="T7"><text:s text:c="4"/>&lt;/script&gt;</text:span></text:p>
      <text:p text:style-name="P19"><text:span text:style-name="T7"/></text:p>
      <text:p text:style-name="P13"><text:span text:style-name="T8"><text:s/></text:span><text:span text:style-name="T2">    </text:span><text:span text:style-name="T7">5.3)Removes the first element "rice" from foods</text:span></text:p>
      <text:p text:style-name="P21"><text:s text:c="4"/>&lt;script&gt;</text:p>
      <text:p text:style-name="P21"><text:s text:c="4"/>var foods = ["rice","pizza","sandwich","rolls"];</text:p>
      <text:p text:style-name="P21">document.getElementById("<text:span text:style-name="T17">shift</text:span>").innerHTML = foods;</text:p>
      <text:p text:style-name="P21">foods.shift();</text:p>
      <text:p text:style-name="P21">document.getElementById("<text:span text:style-name="T17">shift</text:span>2").innerHTML = foods;</text:p>
      <text:p text:style-name="P21"><text:s text:c="4"/>&lt;/script&gt;</text:p>
      <text:p text:style-name="Text_20_body"/>
      <text:p text:style-name="P3"><text:span text:style-name="T4">6. Create an array like this. </text:span><text:span text:style-name="T12">var</text:span><text:span text:style-name="T3"> </text:span><text:span text:style-name="T9">fruits </text:span><text:span text:style-name="T13">=</text:span><text:span text:style-name="T3"> </text:span><text:span text:style-name="T14">[</text:span><text:span text:style-name="T15">"Apple"</text:span><text:span text:style-name="T14">];</text:span></text:p>
      <text:p text:style-name="P3"><text:span text:style-name="T1">    </text:span><text:span text:style-name="T4">6.1) Add </text:span><text:span text:style-name="T15">Pineapple </text:span><text:span text:style-name="T14">,</text:span><text:span text:style-name="T3"> </text:span><text:span text:style-name="T15">Lemon  </text:span><text:span text:style-name="T4">before “Apple”</text:span></text:p>
      <text:p text:style-name="P18"><text:span text:style-name="T4"><text:s text:c="2"/>&lt;</text:span><text:span text:style-name="T5"> <text:s text:c="3"/>&lt;script&gt;</text:span></text:p>
      <text:p text:style-name="P20"><text:span text:style-name="T4"><text:s text:c="4"/>var fruits = ["Apple"];</text:span></text:p>
      <text:p text:style-name="P20"><text:span text:style-name="T4"><text:s text:c="4"/>fruits.unshift("Lemon","Pineapple");</text:span></text:p>
      <text:p text:style-name="P20"><text:span text:style-name="T4"><text:s text:c="4"/>document.getElementById("unshift").innerHTML = fruits;</text:span></text:p>
      <text:p text:style-name="P20"><text:span text:style-name="T4"><text:s text:c="4"/>&lt;/script&gt;</text:span></text:p>
      <text:p text:style-name="P17"><text:span text:style-name="T4"/></text:p>
      <text:p text:style-name="P22"><text:soft-page-break/><text:span text:style-name="T4">6.2) Add </text:span><text:span text:style-name="T15">Orange"</text:span><text:span text:style-name="T14">,</text:span><text:span text:style-name="T3"> </text:span><text:span text:style-name="T15">"Peach" </text:span><text:span text:style-name="T4">after “Apple”</text:span></text:p>
      <text:p text:style-name="P23">(Use suitable codes to create this array)</text:p>
      <text:p text:style-name="P23"/>
      <text:p text:style-name="P24"><text:s text:c="4"/>&lt;script&gt;</text:p>
      <text:p text:style-name="P24"><text:s text:c="4"/>var fruits = ["Apple"];</text:p>
      <text:p text:style-name="P24"><text:s text:c="4"/>function myFunction() {</text:p>
      <text:p text:style-name="P24"><text:s text:c="8"/>fruits.push("Orange","Peach");</text:p>
      <text:p text:style-name="P24"><text:s text:c="8"/>document.getElementById("demo").innerHTML = fruits;</text:p>
      <text:p text:style-name="P24"><text:s text:c="4"/>}</text:p>
      <text:p text:style-name="P24"><text:s text:c="4"/>&lt;/script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4:33:50.920327601</meta:creation-date>
    <dc:date>2017-12-08T14:30:56.101301427</dc:date>
    <meta:editing-duration>PT2H19M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4" meta:paragraph-count="81" meta:word-count="297" meta:character-count="2757" meta:non-whitespace-character-count="2358"/>
  </office:meta>
</office:document-meta>
</file>